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es ist ein Test H1</text:h>
      <text:p text:style-name="Standard">Test P</text:p>
      <text:p text:style-name="Standard"/>
      <text:h text:style-name="Heading_20_2" text:outline-level="2">Dies ist ein Test H2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4T16:36:34</meta:creation-date>
    <dc:date>2009-10-04T17:06:26</dc:date>
    <meta:editing-duration>PT00H01M03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3" meta:word-count="12" meta:character-count="46"/>
  </office:meta>
</office:document-meta>
</file>